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2" style:master-page-name="">
      <style:paragraph-properties style:page-number="auto" fo:break-before="page"/>
    </style:style>
    <style:style style:name="P45" style:family="paragraph" style:parent-style-name="Heading_20_3" style:master-page-name="">
      <style:paragraph-properties style:page-number="auto" fo:break-before="page"/>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text-properties style:text-position="super 58%"/>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ent-style-name="hlp_5f_tag" style:list-style-name="hlp_5f_tag"/>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style:use-window-font-color="true" style:font-name="Bitstream Vera Sans" fo:font-size="10pt" fo:language="zxx" fo:country="none" style:text-underline-style="none" fo:font-weight="normal" fo:background-color="transparent" loext:char-shading-value="0"/>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fr-FR-3.2.1.oxt&#13;Update file created : curly_fr-FR.update.xml&#13;&#13;06.04.2021 17:01:38&#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fr-FR-A-3.2.1.oxt&#13;Update file created : curly_fr-FR-A.update.xml&#13;&#13;06.04.2021 17:01:4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fr-FR-L-3.2.1.oxt&#13;Update file created : curly_fr-FR-L.update.xml&#13;&#13;06.04.2021 17:02:0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curly_fr-FR</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8672114448781535153"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8658357905182059840" text:style-name="L2">
        <text:list-item>
          <text:p text:style-name="P48">Version 2.1.2 :</text:p>
        </text:list-item>
      </text:list>
      <text:list xml:id="list9080327443543908825" text:style-name="L3">
        <text:list-item>
          <text:list>
            <text:list-item>
              <text:p text:style-name="P49">Localized help : resolved non-functional hyperlink due to API incompatibility introduced by Apache OpenOffice 4.1 (and LibreOffice 4.0).</text:p>
            </text:list-item>
          </text:list>
        </text:list-item>
      </text:list>
      <text:list xml:id="list37255760" text:continue-list="list8658357905182059840" text:style-name="L2">
        <text:list-item>
          <text:p text:style-name="P48">Version 2.1.1 :</text:p>
        </text:list-item>
      </text:list>
      <text:list xml:id="list5238782664536789781"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37257958" text:continue-list="list37255760" text:style-name="L2">
        <text:list-item>
          <text:p text:style-name="P48">Version 2.1.0 :</text:p>
        </text:list-item>
      </text:list>
      <text:list xml:id="list1433471602752838015"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37247832" text:continue-list="list37257958" text:style-name="L2">
        <text:list-item>
          <text:p text:style-name="P48">Version 2.0.0 :</text:p>
        </text:list-item>
      </text:list>
      <text:list xml:id="list891970167044234517"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37253137" text:continue-list="list37247832" text:style-name="L2">
        <text:list-item>
          <text:p text:style-name="P48">Version 1.5.3 :</text:p>
        </text:list-item>
      </text:list>
      <text:list xml:id="list7164983245024362568"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9144272223759410897"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fr-FR</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6" svg:width="0.802cm" svg:height="0.451cm" svg:x="2.3cm" svg:y="0.199cm" draw:control="control1"/><draw:control text:anchor-type="paragraph" draw:z-index="4"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6" svg:width="0.802cm" svg:height="0.451cm" svg:x="2.304cm" svg:y="0.199cm" draw:control="control3"/><draw:control text:anchor-type="paragraph" draw:z-index="6" draw:style-name="gr1" draw:text-style-name="P86" svg:width="9cm" svg:height="0.451cm" svg:x="3.6cm" svg:y="0.196cm" draw:control="control4"/>To version</text:p>
      <text:p text:style-name="Frame_20_contents"/>
      <text:p text:style-name="Frame_20_contents"/>
      <text:p text:style-name="Frame_20_contents"><draw:control text:anchor-type="paragraph" draw:z-index="7" draw:style-name="gr1" draw:text-style-name="P87" svg:width="8.362cm" svg:height="0.689cm" svg:x="3.621cm" svg:y="0.252cm" draw:control="control5"/></text:p>
      <text:p text:style-name="Frame_20_contents"/>
      <text:p text:style-name="P34">Compilation results</text:p>
      <text:p text:style-name="P34"><draw:control text:anchor-type="paragraph" draw:z-index="8"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6" svg:width="0.802cm" svg:height="0.451cm" svg:x="2.33cm" svg:y="0.199cm" draw:control="control6"/><draw:control text:anchor-type="paragraph" draw:z-index="11"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6" svg:width="0.802cm" svg:height="0.451cm" svg:x="2.33cm" svg:y="0.199cm" draw:control="control8"/><draw:control text:anchor-type="paragraph" draw:z-index="13"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6" svg:width="0.802cm" svg:height="0.451cm" svg:x="2.33cm" svg:y="0.199cm" draw:control="control11"/><draw:control text:anchor-type="paragraph" draw:z-index="18"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8" svg:width="14.001cm" svg:height="4.001cm" svg:x="0.4cm" svg:y="0.459cm" draw:control="control16"/></text:p>
      <text:p text:style-name="Frame_20_contents"/>
     </draw:text-box>
    </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933346879625563452"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243657460922750387"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6276920974872765169"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057270562988849994"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873568544845373417"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6270358212409277732"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349339062031632381"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128011725388994288"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5775262917032277155" text:style-name="L17">
        <text:list-item>
          <text:p text:style-name="P63">Arg1 : <text:span text:style-name="InstructionMacro">String</text:span> : mandatory, type of control used for the button</text:p>
        </text:list-item>
      </text:list>
      <text:list xml:id="list2639444277543490230"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623421251666580430"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483011081562240097"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6278142834219904865"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504806761503739881"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521116680539132434"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6175284863100402280"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7875350283688112138"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439693002414583198"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5395306654373022436"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507348810773551177"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7348925472780430041"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19354668558425770"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807223787915183333"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572538816488106443"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1989562679302900896"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063387605070726158"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curly_fr-FR</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fr-FR) </text:p>
      <text:p text:style-name="tooltipText"/>
      <text:p text:style-name="tooltipLang"><text:bookmark-start text:name="__RefHeading__44467_325084090"/>Tooltip <text:s/>fr<text:bookmark-end text:name="__RefHeading__44467_325084090"/></text:p>
      <text:p text:style-name="descrText">curly (fr-FR) </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Smart quotes, typographical apostrophes, ellipses and so on. </text:p>
      <text:p text:style-name="descrText"><text:soft-page-break/><text:s/>Adds a toolbar and a submenu in the "Format" menu.</text:p>
      <text:p text:style-name="descrLang"><text:bookmark-start text:name="__RefHeading__78156_325084090"/>Description fr<text:bookmark-end text:name="__RefHeading__78156_325084090"/></text:p>
      <text:p text:style-name="descrText">Citations intelligentes, apostrophes typographiques, ellipses, etc.</text:p>
      <text:p text:style-name="descrText">Ajoute une barre d'outils et un sous-menu dans le menu "Format".</text:p>
      <text:p text:style-name="descrLang">Description de</text:p>
      <text:p text:style-name="descrText">Typographische Anführungszeichen, Apostrophe, Ellipsen und so weiter.</text:p>
      <text:p text:style-name="descrText"><text:s/>Fügt eine Symbolleiste und ein Untermenü im Menü "Format" hinzu.</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7190826138223996250"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27544324018052678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201369951399223013"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5122076036502400227"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7239241"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4335658427508323662"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500268154248228498"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7187883818375859981"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42</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44</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44</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44</dc:date>
     <text:p>internal</text:p>
     <text:p>Page2</text:p>
     <text:p/>
    </office:annotation>Paragraph styles</text:p>
      <text:p text:style-name="P28"><office:annotation>
     <dc:creator>BM</dc:creator>
     <dc:date>2008-03-13T00:00:00.44</dc:date>
     <text:p>internal</text:p>
     <text:p>Page7</text:p>
     <text:p/>
    </office:annotation>Hyperlinks</text:p>
      <text:p text:style-name="hlp_5f_paragraph"><text:span text:style-name="T14"><office:annotation>
      <dc:creator>BM</dc:creator>
      <dc:date>2008-03-13T00:00:00.44</dc:date>
      <text:p>internal</text:p>
      <text:p>Page3</text:p>
      <text:p/>
     </office:annotation></text:span><text:span text:style-name="T14">Text formatting</text:span></text:p>
      <text:p text:style-name="P28"><office:annotation>
     <dc:creator>BM</dc:creator>
     <dc:date>2008-03-26T00:00:00.44</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45</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45</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45</dc:date>
     <text:p>external</text:p>
     <text:p>text/swriter/main0210.xhp</text:p>
     <text:p/>
    </office:annotation><text:span text:style-name="T14">Preview topic</text:span> </text:p>
      <text:p text:style-name="hlp_5f_paragraph">This hyperlink displays <text:s/><office:annotation>
     <dc:creator>BM</dc:creator>
     <dc:date>2008-03-15T00:00:00.45</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7249013" text:continue-list="list427544324018052678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7246501" text:continue-list="list37239241"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46</dc:date>
     <text:p text:style-name="P85"><text:span text:style-name="T24">image</text:span></text:p>
     <text:p text:style-name="P85"><text:span text:style-name="T24">Images/Help/dontfeedtrolls.gif</text:span></text:p>
     <text:p text:style-name="P85"><text:span text:style-name="T24">icon</text:span></text:p>
     <text:p text:style-name="P85"><text:span text:style-name="T24"/></text:p>
    </office:annotation> within a text.</text:p>
      <text:p text:style-name="hlp_5f_paragraph"><text:line-break/><text:line-break/>Now a bigger image in a blank line.</text:p>
      <text:p text:style-name="hlp_5f_paragraph"><office:annotation>
     <dc:creator>Bernard Marcelly</dc:creator>
     <dc:date>2009-01-24T10:50:50.46</dc:date>
     <text:p text:style-name="P85"><text:span text:style-name="T24">image</text:span></text:p>
     <text:p text:style-name="P85"><text:span text:style-name="T24">Images/Help/sailingShip.wmf</text:span></text:p>
     <text:p text:style-name="P85"><text:span text:style-name="T24">Old sailing ship</text:span></text:p>
     <text:p text:style-name="P85"><text:span text:style-name="T24"/></text:p>
    </office:annotation></text:p>
      <text:p text:style-name="hlp_5f_paragraph"/>
      <text:p text:style-name="hlp_5f_paragraph"><text:line-break/><text:line-break/>Finally an image<office:annotation>
     <dc:creator>Bernard Marcelly</dc:creator>
     <dc:date>2009-01-24T20:53:22.46</dc:date>
     <text:p text:style-name="P85"><text:span text:style-name="T24">imageOOo</text:span></text:p>
     <text:p text:style-name="P85"><text:span text:style-name="T24">sd/res/get1obj.png</text:span></text:p>
    </office:annotation> from OpenOffice resources</text:p>
      <text:p text:style-name="hlp_5f_page">Page10 : Creating the Help tree</text:p>
      <text:list xml:id="list37234001" text:continue-list="list37249013"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Curly quotes” extension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fr-FR</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curly quotes" help</text:p>
      <text:list xml:id="list37232529" text:continue-list="list37234001" text:style-name="hlp_5f_tag">
        <text:list-item>
          <text:p text:style-name="hlp_5f_tag">Index Writer = Curly quotes;conventions</text:p>
        </text:list-item>
        <text:list-item>
          <text:p text:style-name="hlp_5f_tag">Index = Apostrophe | Dash | Dialog | Quotation mark | Quote</text:p>
        </text:list-item>
        <text:list-item>
          <text:p text:style-name="P84">setURL("", "org.peter88213.curly_fr-FR:H001") = Click this button please – Contextual help : Conventions</text:p>
        </text:list-item>
      </text:list>
      <text:p text:style-name="hlp_5f_paragraph"/>
      <text:p text:style-name="hlp_5f_head1">“Curly quotes” conversion for LibreOffice and OpenOffice</text:p>
      <text:p text:style-name="hlp_5f_head2"><text:bookmark text:name="conventions"/>Conventions</text:p>
      <text:p text:style-name="hlp_5f_head3"><text:bookmark text:name="definitions"/>Definitions</text:p>
      <text:list xml:id="list37241537" text:continue-list="list37246501" text:style-name="hlp_5f_list_5f_dot">
        <text:list-item>
          <text:p text:style-name="hlp_5f_list_5f_dot"><text:span text:style-name="hlp_5f_emph">Typewriter style:</text:span> The text consists of the characters of the typewriter keyboard.</text:p>
        </text:list-item>
        <text:list-item>
          <text:p text:style-name="hlp_5f_list_5f_dot"><text:span text:style-name="hlp_5f_emph">Language style:</text:span> The text contains typographical characters according to country-specific punctuation rules.</text:p>
        </text:list-item>
      </text:list>
      <text:p text:style-name="hlp_5f_head3"><text:bookmark text:name="apostrophes"/>Apostrophes</text:p>
      <text:list xml:id="list37259223" text:continue-numbering="true" text:style-name="hlp_5f_list_5f_dot">
        <text:list-item>
          <text:p text:style-name="hlp_5f_list_5f_dot">In order to avoid confusion with single quotes, it is advised to substitute leading or trailing apostrophes by a number sign (#) when typing.</text:p>
        </text:list-item>
        <text:list-item>
          <text:p text:style-name="hlp_5f_list_5f_dot">Number signs (#) will be replaced with apostrophes when converting from typewriter style to a language style.</text:p>
        </text:list-item>
        <text:list-item>
          <text:p text:style-name="hlp_5f_list_5f_dot">When converting from a language style to typewriter style, apostrophes might be replaced automatically with number signs (#).</text:p>
        </text:list-item>
      </text:list>
      <text:p text:style-name="hlp_5f_head3"><text:bookmark text:name="dashes"/>Dashes</text:p>
      <text:list xml:id="list37240662" text:continue-numbering="true" text:style-name="hlp_5f_list_5f_dot">
        <text:list-item>
          <text:p text:style-name="hlp_5f_list_5f_dot">In order to avoid confusion with hyphens, it is advised to substitute dashes by double hyphens (--) when typing.</text:p>
        </text:list-item>
        <text:list-item>
          <text:p text:style-name="hlp_5f_list_5f_dot">Double hyphens (--) will be replaced with dashes when converting from typewriter style to a language style.</text:p>
        </text:list-item>
        <text:list-item>
          <text:p text:style-name="hlp_5f_list_5f_dot">When converting from a language style to typewriter style, dashes might be replaced automatically with double hyphens (--).</text:p>
        </text:list-item>
      </text:list>
      <text:p text:style-name="hlp_5f_head3"><text:bookmark text:name="dialog-view"/>Dialog view</text:p>
      <text:list xml:id="list37260420" text:continue-numbering="true" text:style-name="hlp_5f_list_5f_dot">
        <text:list-item>
          <text:p text:style-name="hlp_5f_list_5f_dot">Dialog view is only possible in a language style.</text:p>
        </text:list-item>
        <text:list-item>
          <text:p text:style-name="hlp_5f_list_5f_dot">When going back from Dialog view to normal view, the whole document’s font colour is set to black.</text:p>
        </text:list-item>
      </text:list>
      <text:p text:style-name="hlp_5f_head3"><text:bookmark text:name="other-languages"/>Other languages</text:p>
      <text:list xml:id="list37253670" text:continue-numbering="true" text:style-name="hlp_5f_list_5f_dot">
        <text:list-item>
          <text:p text:style-name="hlp_5f_list_5f_dot">You can install several language variants in parallel. Use the exchange format to convert quotation marks between different languages.</text:p>
        </text:list-item>
        <text:list-item>
          <text:p text:style-name="hlp_5f_list_5f_dot">Conversion th the exchange format is only possible from a language style.</text:p>
        </text:list-item>
      </text:list>
      <text:p text:style-name="hlp_5f_paragraph"/>
      <text:p text:style-name="hlp_5f_tree"><text:soft-page-break/>node = “Curly quotes” extension help</text:p>
      <text:p text:style-name="hlp_5f_tree"><text:tab/>page = Page1 = Conventions</text:p>
      <text:p text:style-name="hlp_5f_tree">/node</text:p>
      <text:p text:style-name="hlp_5f_paragraph"/>
      <text:p text:style-name="helpLang">Help fr</text:p>
      <text:p text:style-name="hlp_5f_page">Page1 : "curly quotes" aide</text:p>
      <text:list xml:id="list37232943" text:continue-list="list37232529" text:style-name="hlp_5f_tag">
        <text:list-item>
          <text:p text:style-name="P84">Index Writer = <text:span text:style-name="T21">Guillemets</text:span>;conventions</text:p>
        </text:list-item>
        <text:list-item>
          <text:p text:style-name="P84">Index = Apostrophe | <text:span text:style-name="T21">Tiret</text:span> | Dialogue | <text:span text:style-name="T21">Guillemet</text:span></text:p>
        </text:list-item>
        <text:list-item>
          <text:p text:style-name="P84">setURL("", "org.peter88213.curly_fr-FR:H001") = Click this button please – Contextual help : Conventions</text:p>
        </text:list-item>
      </text:list>
      <text:p text:style-name="hlp_5f_head1">Conversion des guillemets pour LibreOffice et OpenOffice</text:p>
      <text:p text:style-name="hlp_5f_head2"><text:bookmark text:name="conventions1"/>Conventions</text:p>
      <text:p text:style-name="hlp_5f_head3"><text:bookmark text:name="définitions"/>Définitions</text:p>
      <text:list xml:id="list37248505" text:continue-list="list37253670" text:style-name="hlp_5f_list_5f_dot">
        <text:list-item>
          <text:p text:style-name="hlp_5f_list_5f_dot"><text:span text:style-name="hlp_5f_emph">Style de la machine à écrire:</text:span> Le texte est constitué des caractères du clavier de la machine à écrire.</text:p>
        </text:list-item>
        <text:list-item>
          <text:p text:style-name="hlp_5f_list_5f_dot"><text:span text:style-name="hlp_5f_emph">Style de langue:</text:span> Le texte contient des caractères typographiques selon les règles de ponctuation propres à chaque pays.</text:p>
        </text:list-item>
      </text:list>
      <text:p text:style-name="hlp_5f_head3"><text:bookmark text:name="des-apostrophes"/>Des apostrophes</text:p>
      <text:list xml:id="list37244129" text:continue-numbering="true" text:style-name="hlp_5f_list_5f_dot">
        <text:list-item>
          <text:p text:style-name="hlp_5f_list_5f_dot">Afin d’éviter toute confusion avec les guillemets simples, il est conseillé de remplacer les apostrophes de tête ou de queue par un croisillon (#) lorsque vous tapez.</text:p>
        </text:list-item>
        <text:list-item>
          <text:p text:style-name="hlp_5f_list_5f_dot">Les croisillons (#) seront remplacés par des apostrophes lors de la conversion du style de la machine à écrire en style de langue .</text:p>
        </text:list-item>
        <text:list-item>
          <text:p text:style-name="hlp_5f_list_5f_dot">Lors de la conversion d’un style de langue en style de machine à écrire , les apostrophes peuvent être remplacées automatiquement par des croisillons (#).</text:p>
        </text:list-item>
      </text:list>
      <text:p text:style-name="hlp_5f_head3"><text:bookmark text:name="des-tirets"/>Des tirets</text:p>
      <text:list xml:id="list37242766" text:continue-numbering="true" text:style-name="hlp_5f_list_5f_dot">
        <text:list-item>
          <text:p text:style-name="hlp_5f_list_5f_dot">Afin d’éviter toute confusion avec les traits d’union, il est conseillé de remplacer les tirets par des doubles traits d’union (--) lorsque vous tapez.</text:p>
        </text:list-item>
        <text:list-item>
          <text:p text:style-name="hlp_5f_list_5f_dot">Les doubles traits d’union (--) seront remplacés par des tirets lors de la conversion du style de la machine à écrire en style de langue .</text:p>
        </text:list-item>
        <text:list-item>
          <text:p text:style-name="hlp_5f_list_5f_dot">Lors de la conversion d’un “style de langue” en style de machine à écrire, les tirets peuvent être remplacés automatiquement par des doubles tirets (--).</text:p>
        </text:list-item>
      </text:list>
      <text:p text:style-name="hlp_5f_head3"><text:bookmark text:name="vue-dialogue"/>Vue dialogue</text:p>
      <text:list xml:id="list37231562" text:continue-numbering="true" text:style-name="hlp_5f_list_5f_dot">
        <text:list-item>
          <text:p text:style-name="hlp_5f_list_5f_dot">Vue dialogue n’est possible que dans un style de langue.</text:p>
        </text:list-item>
        <text:list-item>
          <text:p text:style-name="hlp_5f_list_5f_dot">Lorsque l’on passe de la Vue dialogue à la Vue normale, la couleur de la police de l’ensemble du document est réglée sur le noir.</text:p>
        </text:list-item>
      </text:list>
      <text:p text:style-name="hlp_5f_head3"><text:bookmark text:name="autres-langues"/>Autres langues</text:p>
      <text:list xml:id="list37241594" text:continue-numbering="true" text:style-name="hlp_5f_list_5f_dot">
        <text:list-item>
          <text:p text:style-name="hlp_5f_list_5f_dot">Vous pouvez installer plusieurs variantes linguistiques en parallèle. Utilisez le format d’échange pour convertir <text:soft-page-break/>les guillemets entre les différentes langues.</text:p>
        </text:list-item>
        <text:list-item>
          <text:p text:style-name="hlp_5f_list_5f_dot">La conversion du format d’échange n’est possible qu’à partir d’un style de langue.</text:p>
        </text:list-item>
      </text:list>
      <text:p text:style-name="hlp_5f_paragraph"/>
      <text:p text:style-name="hlp_5f_paragraph"/>
      <text:p text:style-name="hlp_5f_tree">node = “Curly quotes” extension help</text:p>
      <text:p text:style-name="hlp_5f_tree"><text:tab/>page = Page1 = Conventions</text:p>
      <text:p text:style-name="hlp_5f_tree">/node</text:p>
      <text:p text:style-name="hlp_5f_paragraph"/>
      <text:p text:style-name="helpLang">Help de</text:p>
      <text:p text:style-name="hlp_5f_page">Page1 : Anführungszeichen Hilfe</text:p>
      <text:list xml:id="list37244851" text:continue-list="list37232943" text:style-name="hlp_5f_tag">
        <text:list-item>
          <text:p text:style-name="P84">Index Writer = <text:span text:style-name="T21">Anführungszeichen</text:span>;Konventionen</text:p>
        </text:list-item>
        <text:list-item>
          <text:p text:style-name="P84">Index = Apostroph | <text:span text:style-name="T21">Gedankenstrich</text:span> | <text:span text:style-name="T21">Wörtliche Rede</text:span> | <text:span text:style-name="T21">Anführungszeichen</text:span></text:p>
        </text:list-item>
        <text:list-item>
          <text:p text:style-name="P84">setURL("", "org.peter88213.curly_fr-FR:H001") = Click this button please – Contextual help : Conventions</text:p>
        </text:list-item>
      </text:list>
      <text:p text:style-name="hlp_5f_head1">Konvertierung von Anführungszeichen für LibreOffice und OpenOffice</text:p>
      <text:p text:style-name="hlp_5f_head2"><text:bookmark text:name="konventionen"/>Konventionen</text:p>
      <text:p text:style-name="hlp_5f_head3"><text:bookmark text:name="definitionen"/>Definitionen</text:p>
      <text:list xml:id="list37230815" text:continue-list="list37241594" text:style-name="hlp_5f_list_5f_dot">
        <text:list-item>
          <text:p text:style-name="hlp_5f_list_5f_dot"><text:span text:style-name="hlp_5f_emph">Schreibmaschinenstil</text:span>: Der Text besteht aus den Zeichen der Schreibmaschinentastatur.</text:p>
        </text:list-item>
        <text:list-item>
          <text:p text:style-name="hlp_5f_list_5f_dot"><text:span text:style-name="hlp_5f_emph">Sprachenstil</text:span>: Der Text enthält typographische Zeichen nach länderspezifischen Interpunktionsregeln.</text:p>
        </text:list-item>
      </text:list>
      <text:p text:style-name="hlp_5f_head3"><text:bookmark text:name="apostrophe"/>Apostrophe</text:p>
      <text:list xml:id="list37244096" text:continue-numbering="true" text:style-name="hlp_5f_list_5f_dot">
        <text:list-item>
          <text:p text:style-name="hlp_5f_list_5f_dot">Um Verwechslungen mit einfachen Anführungszeichen zu vermeiden, ist es ratsam, führende oder nachlaufende Apostrophe bei der Eingabe durch ein Nummernzeichen (#) zu ersetzen.</text:p>
        </text:list-item>
        <text:list-item>
          <text:p text:style-name="hlp_5f_list_5f_dot">Nummernzeichen (#) werden bei der Konvertierung von Schreibmaschinenstil in einen Sprachenstil durch Apostrophe ersetzt.</text:p>
        </text:list-item>
        <text:list-item>
          <text:p text:style-name="hlp_5f_list_5f_dot">Bei der Konvertierung von einem Sprachenstil in den Schreibmaschinenstil werden Apostrophe eventuell automatisch durch Nummernzeichen (#) ersetzt.</text:p>
        </text:list-item>
      </text:list>
      <text:p text:style-name="hlp_5f_head3"><text:bookmark text:name="bindestriche"/>Bindestriche</text:p>
      <text:list xml:id="list37235355" text:continue-numbering="true" text:style-name="hlp_5f_list_5f_dot">
        <text:list-item>
          <text:p text:style-name="hlp_5f_list_5f_dot">Um Verwechslungen mit Trennstrichen zu vermeiden, wird empfohlen, Bindestriche bei der Eingabe durch doppelte Trennstriche (--) zu ersetzen.</text:p>
        </text:list-item>
        <text:list-item>
          <text:p text:style-name="hlp_5f_list_5f_dot">Doppelte Trennstriche (--) werden bei der Umwandlung von Schreibmaschinenstil in einen Sprachenstil durch Gedankenstriche ersetzt.</text:p>
        </text:list-item>
        <text:list-item>
          <text:p text:style-name="hlp_5f_list_5f_dot">Bei der Konvertierung von einem Sprachenstil in den Schreibmaschinenstil werden Bindestriche eventuell automatisch durch doppelte Trennstriche (--) ersetzt.</text:p>
        </text:list-item>
      </text:list>
      <text:p text:style-name="hlp_5f_head3"><text:bookmark text:name="dialogansicht"/>Dialogansicht</text:p>
      <text:list xml:id="list37252482" text:continue-numbering="true" text:style-name="hlp_5f_list_5f_dot">
        <text:list-item>
          <text:p text:style-name="hlp_5f_list_5f_dot">Dialogansicht ist nur in einem Sprachenstil möglich.</text:p>
        </text:list-item>
        <text:list-item>
          <text:p text:style-name="hlp_5f_list_5f_dot">Wenn Sie von der Dialogansicht zur Normalansicht zurückgehen, wird die Schriftfarbe des gesamten Dokuments auf Schwarz gesetzt.</text:p>
        </text:list-item>
      </text:list>
      <text:p text:style-name="hlp_5f_head3"><text:bookmark text:name="andere-sprachen"/>Andere Sprachen</text:p>
      <text:list xml:id="list37254295" text:continue-numbering="true" text:style-name="hlp_5f_list_5f_dot">
        <text:list-item>
          <text:p text:style-name="hlp_5f_list_5f_dot"><text:soft-page-break/>Sie können mehrere Sprachvarianten parallel installieren. Verwenden Sie das Austauschformat, um Anführungszeichen zwischen verschiedenen Sprachen zu konvertieren.</text:p>
        </text:list-item>
        <text:list-item>
          <text:p text:style-name="hlp_5f_list_5f_dot">Die Konvertierung des Austauschformats ist nur von einem Sprachenstil aus möglich.</text:p>
        </text:list-item>
      </text:list>
      <text:p text:style-name="hlp_5f_paragraph"/>
      <text:p text:style-name="hlp_5f_paragraph"/>
      <text:p text:style-name="hlp_5f_paragraph"/>
      <text:p text:style-name="hlp_5f_tree">node = “Curly quotes” extension help</text:p>
      <text:p text:style-name="hlp_5f_tree"><text:tab/>page = Page1 = Conventions</text:p>
      <text:p text:style-name="hlp_5f_tree">/node</text:p>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fr-FR</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4</text:page-number>/<text:page-count>54</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4" meta:paragraph-count="1309" meta:word-count="14077" meta:character-count="8754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fr-FR", "3.2.1")

  setExtensionDescription("en, de, fr")
  setDisplayName("en", "curly (fr-FR)")
  setDisplayName("fr", "curly (fr-FR)")
  setTooltip("en, fr", "en") ' deprecated ! starting from 3.1,use instead setExtensionDescription

  setPublisherName("en", "Peter Triesberger", "https://github.com/peter88213")
  setLicense("en")

  beginUpdateInformation("direct", "direct") 
	setUpdateSource("https://raw.githubusercontent.com/peter88213/curly-fr-FR/master/", "https://raw.githubusercontent.com/peter88213/curly-fr-FR/master/")
  endUpdateInformation
  
endDescription  


beginAnnexes 

  useLibrary("Basic", "curly_fr-FR/")

endAnnexes


beginAddonUI

  beginOfficeHelp
	   beginTitles()
	  	setTitle("curly fr-FR Help", "en")
    	setTitle("curly fr-FR Aide", "fr")
      endTitles
      setURL("Basic", "curly_fr-FR", "help", "show_help")
  endOfficeHelp

  beginOfficeMenuBarMerging

    beginMergeInstruction("Writer")
      	setMergePoint(".uno:FormatMenu\.uno:PageDialog", "AddAfter", "AddLast") 

      	beginMergeItems
      
        	addSeparator

		    beginMenu
		      beginTitles
			    setTitle("curly fr-FR")
		      endTitles
		
		      beginMenuItems
		
				beginCommand
		            beginTitles("Writer")
		              setTitle("Format all to french typographical style", "en")
		              setTitle("Formater le tout dans le style typographique français", "fr")
		            endTitles
		            setURL("Basic", "curly_fr-FR", "QM_fr_FR", "Main")
				endCommand
				
				beginCommand
		            beginTitles("Writer")
		              setTitle("Back to typewriter style", "en")
		              setTitle("Retour au style de la machine à écrire", "fr")
		            endTitles
		            setURL("Basic", "curly_fr-FR", "QM_fr_FR", "TypewriterView")
				endCommand
		
		        addSeparator
		
				beginCommand
		            beginTitles("Writer")
		              setTitle("Convert quotes into exchange format", "en")
		              setTitle("Convertir les citations en format d'échange", "fr")
		            endTitles
		            setURL("Basic", "curly_fr-FR", "QM_fr_FR", "SubstituteQuotes")
				endCommand
		
		        addSeparator
		        
				beginCommand
		            beginTitles("Writer")
		              setTitle("Protect dashes and ellipses against hyphenation", "en")
		              setTitle("Protéger les tirets et les ellipses contre la césure", "fr")
		            endTitles
		            setURL("Basic", "curly_fr-FR", "QM_fr_FR", "ProtectQM")
				endCommand
		
				beginCommand
		            beginTitles("Writer")
		              setTitle("Unprotect dashes and ellipses against hyphenation", "en")
		              setTitle("Déprotéger les tirets et les ellipses contre la césure", "fr")
		            endTitles
		            setURL("Basic", "curly_fr-FR", "QM_fr_FR", "UnprotectQM")
				endCommand
		
		        addSeparator
		
				beginCommand
				    beginTitles("Writer")
		              setTitle("Number sign to apostrophe (# → ’)", "en")
		              setTitle("Croisillon à apostrophe (# → ’)", "fr")
		            endTitles
		            setURL("Basic", "curly_fr-FR", "Common", "Apostrophe")
					setImage("icons/Apostrophe")
				endCommand
		
				beginCommand
		            beginTitles("Writer")
		              setTitle("Three periods to ellipsis (... → …)", "en")
		              setTitle("Trois périodes à l'ellipse (... → …)", "fr")
		             endTitles
		            setURL("Basic", "curly_fr-FR", "Common", "Ellipsis")
					setImage("icons/Ellipsis")
				endCommand
				
				beginCommand
		            beginTitles("Writer")
		              setTitle("Two hyphens to en-dash (-- → –)", "en")
		              setTitle("Deux traits d'union à tiret moyen (-- → –)", "fr")
		            endTitles
		            setURL("Basic", "curly_fr-FR", "Common", "En_dash")
				endCommand
				
				beginCommand
		            beginTitles("Writer")
		              setTitle("En-dash to two hyphens (– → --)", "en")
		              setTitle("Tiret moyen à deux traits d'union (– → --)", "fr")
		            endTitles
		            setURL("Basic", "curly_fr-FR", "Revert", "Dash")
				endCommand
				
		        addSeparator
		
				beginCommand
		            beginTitles("Writer")
		              setTitle("Show direct speech (works with fr-FR curly quotes)", "en")
		              setTitle("Afficher le discours direct (fonctionne avec des citations bouclées fr-FR)", "fr")
		            endTitles
		            setURL("Basic", "curly_fr-FR", "QM_fr_FR", "ShowDirectSpeech")
				endCommand
		
				beginCommand
		            beginTitles("Writer")
		              setTitle("Back to standard view", "en")
		              setTitle("Retour à l'affichage standard", "fr")
		            endTitles
		            setURL("Basic", "curly_fr-FR", "QM_fr_FR", "StandardView")
				endCommand    
		
	        	addSeparator
	
				beginCommand
		            beginTitles("Writer")
				 	    setTitle("Help", "en")
				        setTitle("Aide", "fr")
		            endTitles
		            setURL("Basic", "curly_fr-FR", "help", "show_help")
				endCommand
		      endMenuItems
		    endMenu
	    
    	endMergeItems

  	endMergeInstruction

  endOfficeMenuBarMerging



  beginOfficeToolbar

    beginTbTitles("Writer")
      setTitle("curly fr-FR")
    endTbTitles

		beginButton()
            beginTitles("Writer")
              setTitle("Convert ellipses and apostrophes", "en")
              setTitle("Convertir les ellipses et les apostrophes", "fr")
            endTitles
            setURL("Basic", "curly_fr-FR", "Common", "Main")
			setImage("icons/Work")
		endButton

		beginButton()
            beginTitles("Writer")
              setTitle("En-dash to two hyphens (– → --)", "en")
              setTitle("Tiret moyen à deux traits d'union (– → --)", "fr")
            endTitles
            setURL("Basic", "curly_fr-FR", "Revert", "Dash")
			setImage("icons/DoubleHyphen")
		endButton    

		beginButton()
            beginTitles("Writer")
              setTitle("Two hyphens to en-dash (-- → –)", "en")
              setTitle("Deux traits d'union à tiret moyen (-- → –)", "fr")
            endTitles
            setURL("Basic", "curly_fr-FR", "Common", "En_dash")
			setImage("icons/EnDash")
		endButton    

        addSeparator

		beginButton()
            beginTitles("Writer")
              setTitle("Show direct speech (works with fr-FR curly quotes)", "en")
              setTitle("Afficher le discours direct (fonctionne avec des citations bouclées fr-FR)", "fr")
            endTitles
            setURL("Basic", "curly_fr-FR", "QM_fr_FR", "ShowDirectSpeech")
			setImage("icons/DirectSpeech")
		endButton

		beginButton()
            beginTitles("Writer")
              setTitle("Back to standard view", "en")
              setTitle("Retour à l'affichage standard", "fr")
            endTitles
            setURL("Basic", "curly_fr-FR", "QM_fr_FR", "StandardView")
			setImage("icons/StandardView")
		endButton    

  endOfficeToolbar


  beginAddonMenu

    beginMenu
      beginTitles
	    setTitle("curly fr-FR")
      endTitles

      beginMenuItems

		beginCommand
            beginTitles("Writer")
              setTitle("Format all to french typographical style", "en")
              setTitle("Formater le tout dans le style typographique français", "fr")
            endTitles
            setURL("Basic", "curly_fr-FR", "QM_fr_FR", "Main")
		endCommand
		
		beginCommand
            beginTitles("Writer")
              setTitle("Back to typewriter style", "en")
              setTitle("Retour au style de la machine à écrire", "fr")
            endTitles
            setURL("Basic", "curly_fr-FR", "QM_fr_FR", "TypewriterView")
		endCommand

        addSeparator

		beginCommand
            beginTitles("Writer")
              setTitle("Convert quotes into exchange format", "en")
              setTitle("Convertir les citations en format d'échange", "fr")
            endTitles
            setURL("Basic", "curly_fr-FR", "QM_fr_FR", "SubstituteQuotes")
		endCommand

        addSeparator
        
		beginCommand
            beginTitles("Writer")
              setTitle("Protect dashes and ellipses against hyphenation", "en")
              setTitle("Protéger les tirets et les ellipses contre la césure", "fr")
            endTitles
            setURL("Basic", "curly_fr-FR", "QM_fr_FR", "ProtectQM")
		endCommand

		beginCommand
            beginTitles("Writer")
              setTitle("Unprotect dashes and ellipses against hyphenation", "en")
              setTitle("Déprotéger les tirets et les ellipses contre la césure", "fr")
            endTitles
            setURL("Basic", "curly_fr-FR", "QM_fr_FR", "UnprotectQM")
		endCommand

        addSeparator

		beginCommand
		    beginTitles("Writer")
              setTitle("Number sign to apostrophe (# → ’)", "en")
              setTitle("Croisillon à apostrophe (# → ’)", "fr")
            endTitles
            setURL("Basic", "curly_fr-FR", "Common", "Apostrophe")
			setImage("icons/Apostrophe")
		endCommand

		beginCommand
            beginTitles("Writer")
              setTitle("Three periods to ellipsis (... → …)", "en")
              setTitle("Trois périodes à l'ellipse (... → …)", "fr")
             endTitles
            setURL("Basic", "curly_fr-FR", "Common", "Ellipsis")
			setImage("icons/Ellipsis")
		endCommand
		
		beginCommand
            beginTitles("Writer")
              setTitle("Two hyphens to en-dash (-- → –)", "en")
              setTitle("Deux traits d'union à tiret moyen (-- → –)", "fr")
            endTitles
            setURL("Basic", "curly_fr-FR", "Common", "En_dash")
		endCommand
		
		beginCommand
            beginTitles("Writer")
              setTitle("En-dash to two hyphens (– → --)", "en")
              setTitle("Tiret moyen à deux traits d'union (– → --)", "fr")
            endTitles
            setURL("Basic", "curly_fr-FR", "Revert", "Dash")
		endCommand
		
        addSeparator

		beginCommand
            beginTitles("Writer")
              setTitle("Show direct speech (works with fr-FR curly quotes)", "en")
              setTitle("Afficher le discours direct (fonctionne avec des citations bouclées fr-FR)", "fr")
            endTitles
            setURL("Basic", "curly_fr-FR", "QM_fr_FR", "ShowDirectSpeech")
		endCommand

		beginCommand
            beginTitles("Writer")
              setTitle("Back to standard view", "en")
              setTitle("Retour à l'affichage standard", "fr")
            endTitles
            setURL("Basic", "curly_fr-FR", "QM_fr_FR", "StandardView")
		endCommand    

       	addSeparator

		beginCommand
            beginTitles("Writer")
		 	    setTitle("Help", "en")
		        setTitle("Aide", "fr")
            endTitles
            setURL("Basic", "curly_fr-FR", "help", "show_help")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